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26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533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/>
      <style:text-properties fo:font-size="24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1.27cm" fo:margin-right="0cm" fo:margin-top="0cm" fo:margin-bottom="0cm" fo:text-indent="-1.27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text-indent="-1.27cm" style:text-autospace="none"/>
      <style:text-properties fo:color="#000000" style:font-name="Segoe UI2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P6" style:family="paragraph">
      <style:paragraph-properties fo:margin-left="0cm" fo:margin-right="0cm" fo:margin-top="0cm" fo:margin-bottom="0cm" fo:text-indent="0cm" style:text-autospace="none"/>
      <style:text-properties fo:font-size="32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fo:font-size="32pt" fo:text-shadow="1pt 1pt" fo:font-weight="normal" style:font-size-asian="32pt" style:font-weight-asian="normal" style:font-size-complex="32pt" style:font-weight-complex="normal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text-indent="0cm" style:text-autospace="none"/>
      <style:text-properties fo:font-size="36pt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text-indent="-1.27cm"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11" style:family="paragraph">
      <style:paragraph-properties fo:margin-left="1.27cm" fo:margin-right="0cm" fo:margin-top="0cm" fo:margin-bottom="0cm" fo:text-indent="-1.27cm" style:text-autospace="none"/>
      <style:text-properties fo:font-size="32pt"/>
    </style:style>
    <style:style style:name="P12" style:family="paragraph">
      <loext:graphic-properties draw:fill="none" draw:fill-color="#ffffff"/>
      <style:paragraph-properties fo:margin-left="1.27cm" fo:margin-right="0cm" fo:margin-top="0cm" fo:margin-bottom="0cm" fo:text-indent="-1.27cm" style:text-autospace="none"/>
      <style:text-properties fo:color="#ffffff" fo:font-size="32pt" fo:text-shadow="1pt 1pt" fo:font-weight="normal" style:font-size-asian="32pt" style:font-weight-asian="normal" style:font-size-complex="32pt" style:font-weight-complex="normal"/>
    </style:style>
    <style:style style:name="P13" style:family="paragraph">
      <style:text-properties fo:font-size="32p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2" style:font-size-asian="28pt" style:font-style-asian="normal" style:font-weight-asian="normal" style:font-name-complex="Segoe UI2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2" style:font-size-asian="32pt" style:font-style-asian="normal" style:font-weight-asian="bold" style:font-name-complex="Segoe UI2" style:font-size-complex="32pt" style:font-style-complex="normal" style:font-weight-complex="bold"/>
    </style:style>
    <style:style style:name="T3" style:family="text">
      <style:text-properties fo:color="#000000" style:font-name="Segoe UI2" fo:font-size="36pt" fo:text-shadow="none" fo:font-weight="normal" style:font-name-asian="Segoe UI2" style:font-size-asian="36pt" style:font-weight-asian="normal" style:font-name-complex="Segoe UI2" style:font-size-complex="36pt" style:font-weight-complex="normal"/>
    </style:style>
    <style:style style:name="T4" style:family="text">
      <style:text-properties fo:color="#000000" style:font-name="Segoe UI2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T5" style:family="text">
      <style:text-properties fo:color="#000000" style:font-name="Segoe UI2" fo:font-size="24pt" fo:text-shadow="none" fo:font-weight="bold" style:font-name-asian="Segoe UI2" style:font-size-asian="24pt" style:font-weight-asian="bold" style:font-name-complex="Segoe UI2" style:font-size-complex="24pt" style:font-weight-complex="bold"/>
    </style:style>
    <style:style style:name="T6" style:family="text">
      <style:text-properties fo:color="#ffffff" style:font-name="Segoe UI2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T7" style:family="text">
      <style:text-properties fo:color="#ffffff" fo:font-size="32pt" fo:text-shadow="1pt 1pt" fo:font-weight="normal" style:font-size-asian="32pt" style:font-weight-asian="normal" style:font-size-complex="32pt" style:font-weight-complex="normal"/>
    </style:style>
    <style:style style:name="T8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9" style:family="text">
      <style:text-properties fo:color="#ffffff" style:font-name="Segoe UI" fo:font-size="16pt" fo:text-shadow="1pt 1pt" fo:font-weight="bold" style:font-size-asian="16pt" style:font-weight-asian="bold" style:font-size-complex="16pt" style:font-weight-complex="bold"/>
    </style:style>
    <style:style style:name="T10" style:family="text">
      <style:text-properties fo:color="#000000" style:font-name="Segoe UI Semibold" fo:font-size="20pt" fo:text-shadow="none" fo:font-weight="normal" style:font-size-asian="20pt" style:font-weight-asian="normal" style:font-size-complex="20pt" style:font-weight-complex="normal"/>
    </style:style>
    <style:style style:name="T11" style:family="text">
      <style:text-properties fo:color="#000000" style:font-name="Segoe UI Semibold" fo:font-size="20pt" fo:text-shadow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cm" svg:y="0.548cm">
          <draw:text-box>
            <text:p text:style-name="P1"><text:span text:style-name="T1">HYMN #549</text:span></text:p>
            <text:p text:style-name="P1"><text:span text:style-name="T2">“</text:span><text:span text:style-name="T2">All Hail the Power of Jesus' Nam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5.908cm" svg:height="7.011cm" svg:x="0.993cm" svg:y="0.551cm">
          <draw:text-box>
            <text:p text:style-name="P4"><text:span text:style-name="T3">1. </text:span><text:span text:style-name="T4">All hail the pow’r of Jesus’ name!</text:span></text:p>
            <text:p text:style-name="P4"><text:span text:style-name="T4"><text:s text:c="4"/></text:span><text:span text:style-name="T4">Let angels prostrate fall;</text:span></text:p>
            <text:p text:style-name="P4"><text:span text:style-name="T4"><text:s text:c="14"/></text:span><text:span text:style-name="T4">Bring forth the royal diadem</text:span></text:p>
            <text:p text:style-name="P4"><text:span text:style-name="T4"><text:s text:c="14"/></text:span><text:span text:style-name="T4">And crown Him Lord of all. </text:span><text:span text:style-name="T5">(repeat)</text:span><text:span text:style-name="T4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7" draw:layer="layout" svg:width="25.908cm" svg:height="8.514cm" svg:x="1.016cm" svg:y="0.63cm">
          <draw:text-box>
            <text:p text:style-name="P6"><text:span text:style-name="T3">2.</text:span><text:span text:style-name="T3"><text:tab/></text:span><text:span text:style-name="T4">Crown Him, ye martyrs of our God,</text:span><text:span text:style-name="T4"><text:line-break/></text:span><text:span text:style-name="T4"> <text:s text:c="3"/>Who from His altar call;</text:span><text:span text:style-name="T4"><text:line-break/></text:span><text:span text:style-name="T4"> <text:s text:c="13"/>Extol the stem of Jesse’s rod</text:span><text:span text:style-name="T4"><text:line-break/></text:span><text:span text:style-name="T4"> <text:s text:c="13"/>And crown Him Lord of all. </text:span><text:span text:style-name="T5">(repeat)</text:span><text:span text:style-name="T6"><text:line-break/>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10" draw:layer="layout" svg:width="25.908cm" svg:height="7.011cm" svg:x="1.016cm" svg:y="0.508cm">
          <draw:text-box>
            <text:p text:style-name="P4"><text:span text:style-name="T3">3. </text:span><text:span text:style-name="T4">Ye seed of Israel’s chosen race,</text:span></text:p>
            <text:p text:style-name="P4"><text:span text:style-name="T4"><text:s text:c="4"/></text:span><text:span text:style-name="T4">Ye ransomed from the fall,</text:span></text:p>
            <text:p text:style-name="P4"><text:span text:style-name="T4"><text:s text:c="10"/></text:span><text:span text:style-name="T4">Hail Him who saves you by His grace</text:span></text:p>
            <text:p text:style-name="P9"><text:span text:style-name="T4"><text:s text:c="10"/></text:span><text:span text:style-name="T4">And crown Him Lord of all. <text:s/></text:span><text:span text:style-name="T5">(repeat)</text:span><text:span text:style-name="T4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3" draw:text-style-name="P10" draw:layer="layout" svg:width="25.4cm" svg:height="7.011cm" svg:x="1.345cm" svg:y="0.641cm">
          <draw:text-box>
            <text:p text:style-name="P4"><text:span text:style-name="T3">4.</text:span><text:span text:style-name="T4"> Hail Him, ye heirs of David’s line,</text:span></text:p>
            <text:p text:style-name="P4"><text:span text:style-name="T4"><text:s text:c="4"/></text:span><text:span text:style-name="T4">Whom David Lord did call,</text:span></text:p>
            <text:p text:style-name="P4"><text:span text:style-name="T4"><text:s text:c="14"/></text:span><text:span text:style-name="T4">The God incarnate, man divine,</text:span></text:p>
            <text:p text:style-name="P4"><text:span text:style-name="T4"><text:s text:c="14"/></text:span><text:span text:style-name="T4">And crown Him Lord of all. </text:span><text:span text:style-name="T5">(repeat)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5" draw:text-style-name="P12" draw:layer="layout" svg:width="25.908cm" svg:height="8.514cm" svg:x="1.016cm" svg:y="0.508cm">
          <draw:text-box>
            <text:p text:style-name="P11"><text:span text:style-name="T3">5.</text:span><text:span text:style-name="T4"> Sinners, whose love can ne’er forget</text:span></text:p>
            <text:p text:style-name="P11"><text:span text:style-name="T4"><text:s text:c="4"/></text:span><text:span text:style-name="T4">The wormwood and the gall,</text:span></text:p>
            <text:p text:style-name="P11"><text:span text:style-name="T4"><text:s text:c="11"/></text:span><text:span text:style-name="T4">Go, spread your trophies at His feet</text:span></text:p>
            <text:p text:style-name="P11"><text:span text:style-name="T4"><text:s text:c="11"/></text:span><text:span text:style-name="T4">And crown Him Lord of all. </text:span><text:span text:style-name="T5">(repeat)</text:span><text:span text:style-name="T4"> </text:span><text:span text:style-name="T6"><text:line-break/>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3" draw:text-style-name="P10" draw:layer="layout" svg:width="25.908cm" svg:height="7.011cm" svg:x="1.524cm" svg:y="0.609cm">
          <draw:text-box>
            <text:p text:style-name="P4"><text:span text:style-name="T3">6.</text:span><text:span text:style-name="T4"> Let ev’ry kindred, ev’ry tribe,</text:span></text:p>
            <text:p text:style-name="P4"><text:span text:style-name="T4"><text:s text:c="4"/></text:span><text:span text:style-name="T4">On this terrestrial ball</text:span></text:p>
            <text:p text:style-name="P4"><text:span text:style-name="T4"><text:s text:c="10"/></text:span><text:span text:style-name="T4">To Him all majesty ascribe</text:span></text:p>
            <text:p text:style-name="P4"><text:span text:style-name="T4"><text:s text:c="10"/></text:span><text:span text:style-name="T4">And crown Him Lord of all. </text:span><text:span text:style-name="T5">(repeat)</text:span><text:span text:style-name="T4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6" draw:text-style-name="P12" draw:layer="layout" svg:width="25.908cm" svg:height="12.783cm" svg:x="1.27cm" svg:y="0.679cm">
          <draw:text-box>
            <text:p text:style-name="P11"><text:span text:style-name="T3">7.</text:span><text:span text:style-name="T4"> Oh, that with yonder sacred throng</text:span></text:p>
            <text:p text:style-name="P11"><text:span text:style-name="T4"><text:s text:c="4"/></text:span><text:span text:style-name="T4">We at His feet may fall!</text:span></text:p>
            <text:p text:style-name="P11"><text:span text:style-name="T4"><text:s text:c="10"/></text:span><text:span text:style-name="T4">We’ll join the everlasting song</text:span><text:span text:style-name="T4"><text:line-break/></text:span><text:span text:style-name="T4"> <text:s text:c="5"/>And crown Him Lord of all. </text:span><text:span text:style-name="T5">(repeat)</text:span><text:span text:style-name="T4"> </text:span></text:p>
            <text:p text:style-name="P13"><text:span text:style-name="T7"><text:line-break/></text:span><text:span text:style-name="T7"> <text:s text:c="2"/></text:span><text:span text:style-name="T8"><text:s/></text:span></text:p>
            <text:p text:style-name="P13"><text:span text:style-name="T9"/></text:p>
            <text:p text:style-name="P13"><text:span text:style-name="T9"/></text:p>
            <text:p text:style-name="P13"><text:span text:style-name="T8"><text:s text:c="2"/></text:span><text:span text:style-name="T10"><text:s text:c="3"/></text:span><text:span text:style-name="T11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14" draw:display-name="Bitmap 14" xlink:href="Pictures/1000000000000422000002536521D4F7A22AE6D8.jpg" xlink:type="simple" xlink:show="embed" xlink:actuate="onLoad"/>
    <draw:fill-image draw:name="Bitmap_20_15" draw:display-name="Bitmap 15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8T10:03:59.010000000</meta:creation-date>
    <dc:title>Hymn template</dc:title>
    <meta:editing-duration>PT28M31S</meta:editing-duration>
    <meta:editing-cycles>18</meta:editing-cycles>
    <meta:generator>LibreOffice/6.1.5.2$Windows_X86_64 LibreOffice_project/90f8dcf33c87b3705e78202e3df5142b201bd805</meta:generator>
    <meta:initial-creator>Arthur Hoch</meta:initial-creator>
    <dc:date>2019-04-23T14:56:32.589000000</dc:date>
    <meta:document-statistic meta:object-count="45"/>
    <meta:template xlink:type="simple" xlink:actuate="onRequest" xlink:title="Hymn template" xlink:href="../../AppData/Roaming/LibreOffice/4/user/template/Worship%20Templsates/Hymn%20template.otp" meta:date="2014-10-18T10:03:41.362000000"/>
  </office:meta>
</office:document-meta>
</file>